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9pt"/>
    </style:style>
    <style:style style:name="P19" style:family="paragraph" style:parent-style-name="Preformatted_20_Text">
      <style:text-properties fo:color="#000000" fo:font-size="10.5pt" fo:font-style="normal" style:font-size-asian="10.5pt" style:font-style-asian="normal" style:font-size-complex="10.5pt" style:font-style-complex="normal"/>
    </style:style>
    <style:style style:name="P20" style:family="paragraph" style:parent-style-name="Preformatted_20_Text">
      <style:text-properties fo:color="#000000" fo:font-size="10.5pt" style:font-size-asian="10.5pt" style:font-size-complex="10.5pt"/>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fo:color="#000080" style:font-name="DejaVu Sans Mono" fo:font-size="10.5pt"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cm" style:auto-text-indent="false"/>
      <style:text-properties style:use-window-font-color="true" style:font-name="Liberation Serif"/>
    </style:style>
    <style:style style:name="P28" style:family="paragraph" style:parent-style-name="Text_20_body">
      <style:paragraph-properties fo:margin-left="1.251cm" fo:margin-right="0cm" fo:text-indent="0cm" style:auto-text-indent="false"/>
      <style:text-properties officeooo:paragraph-rsid="00257cac"/>
    </style:style>
    <style:style style:name="P29" style:family="paragraph" style:parent-style-name="Text_20_body">
      <style:paragraph-properties fo:margin-left="1.251cm" fo:margin-right="0cm" fo:text-indent="0cm" style:auto-text-indent="false"/>
      <style:text-properties officeooo:rsid="002a6f47" officeooo:paragraph-rsid="002a6f47"/>
    </style:style>
    <style:style style:name="P30" style:family="paragraph" style:parent-style-name="Text_20_body">
      <style:paragraph-properties fo:margin-left="1.251cm" fo:margin-right="0cm" fo:text-indent="0cm" style:auto-text-indent="false"/>
      <style:text-properties officeooo:rsid="00271a4a"/>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4" style:family="paragraph" style:parent-style-name="Text_20_body">
      <style:paragraph-properties fo:margin-left="1.251cm" fo:margin-right="0cm" fo:text-indent="0cm" style:auto-text-indent="false"/>
      <style:text-properties officeooo:rsid="0033cfb4" officeooo:paragraph-rsid="0033cfb4"/>
    </style:style>
    <style:style style:name="P35"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6" style:family="paragraph" style:parent-style-name="Heading_20_1">
      <style:text-properties officeooo:rsid="00193fc1" officeooo:paragraph-rsid="00193fc1"/>
    </style:style>
    <style:style style:name="P37" style:family="paragraph" style:parent-style-name="Heading_20_1">
      <style:paragraph-properties fo:break-before="page"/>
      <style:text-properties officeooo:rsid="001be36d" officeooo:paragraph-rsid="001be36d"/>
    </style:style>
    <style:style style:name="P38" style:family="paragraph" style:parent-style-name="Heading_20_3">
      <style:paragraph-properties fo:break-before="page"/>
      <style:text-properties officeooo:rsid="002072f7" officeooo:paragraph-rsid="002072f7"/>
    </style:style>
    <style:style style:name="P39" style:family="paragraph" style:parent-style-name="Text_20_body" style:list-style-name="L1">
      <style:paragraph-properties fo:text-align="start" style:justify-single-word="false"/>
      <style:text-properties officeooo:paragraph-rsid="00193fc1"/>
    </style:style>
    <style:style style:name="P40"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41"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style:style style:name="T39" style:family="text">
      <style:text-properties officeooo:rsid="003644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36"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9206224370829195418" text:style-name="L1">
        <text:list-item>
          <text:p text:style-name="P39"><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40"><text:span text:style-name="T24">Y</text:span><text:span text:style-name="T23">ou should not need to install Python again if you install a new version of Image Memory Test.</text:span></text:p>
        </text:list-item>
        <text:list-item>
          <text:p text:style-name="P41">Un-zip your copy of the software in any folder.</text:p>
        </text:list-item>
        <text:list-item>
          <text:p text:style-name="P39"><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37"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3"><text:s text:c="2"/><text:span text:style-name="T38">+</text:span>--------------------&gt; X</text:p>
      <text:p text:style-name="P24"><text:s text:c="2"/><text:span text:style-name="T37">|</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38" text:outline-level="3">List of commands</text:h>
      <text:p text:style-name="P19"><text:span text:style-name="T31">ChangeBackgroundColor(</text:span><text:span text:style-name="T32">r, g, b</text:span><text:span text:style-name="T31">)</text:span></text:p>
      <text:p text:style-name="P28"><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5"/>
      <text:p text:style-name="P35">PressKeyToContinue(key_to_wait)</text:p>
      <text:p text:style-name="P29">Pauses the program until the user presses the given key (e. g. “a”). Use “&lt;Return&gt;” for the enter key, “&lt;space&gt;” for the space bar and “&lt;any&gt;” to continue on any key.</text:p>
      <text:p text:style-name="P18"/>
      <text:p text:style-name="P16">Wait(milliseconds)</text:p>
      <text:p text:style-name="P14"><text:tab/>Does nothing, just waits the specified amount of time.</text:p>
      <text:p text:style-name="P17"/>
      <text:p text:style-name="P17">ShowInstructions(key_to_continue, instruction_image_file)</text:p>
      <text:p text:style-name="P34">Show an image that is not accounted for the memory test. It is meant to give instructions to the text subject. Pauses the experiment until the user presses the key_to_continue key. <text:span text:style-name="T39">The image is at the centre of the screen.</text:span></text:p>
      <text:p text:style-name="P21"/>
      <text:p text:style-name="P15">ShowImage(how_long_milliseconds, centre_x_pixels, centre_y_pixels, file<text:span text:style-name="T34">name</text:span>)</text:p>
      <text:p text:style-name="P30">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26">Displays at the same time all the images spefified by ShowImage commands, for the duration given as parameter (in milliseconds).</text:p>
      <text:p text:style-name="P22"/>
      <text:p text:style-name="P15">ShowAllMarkers(for_how_long, marker_image)</text:p>
      <text:p text:style-name="P26">Same as ShowAllImages, but replaces the images with the marker <text:span text:style-name="T34">(marker_image is the file path)</text:span>.</text:p>
      <text:p text:style-name="P20"><text:s text:c="8"/></text:p>
      <text:p text:style-name="P15"/>
      <text:p text:style-name="P15">PrepareMarkers(marker_image, timing_option)</text:p>
      <text:p text:style-name="P27"><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5"/>
      <text:p text:style-name="P15">ComputeResult(result_file)</text:p>
      <text:p text:style-name="P31">Completes the experiment. Computes the distance between each image and the closest marker and the total duration of the experiment. Writes the results in result_file.</text:p>
      <text:p text:style-name="P32">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3">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0.5.2$Windows_x86 LibreOffice_project/55b006a02d247b5f7215fc6ea0fde844b30035b3</meta:generator>
    <dc:date>2016-06-23T18:13:07.210000000</dc:date>
    <meta:editing-duration>PT1H59M23S</meta:editing-duration>
    <meta:editing-cycles>38</meta:editing-cycles>
    <meta:document-statistic meta:table-count="0" meta:image-count="0" meta:object-count="0" meta:page-count="3" meta:paragraph-count="56" meta:word-count="1032" meta:character-count="6367" meta:non-whitespace-character-count="5245"/>
  </office:meta>
</office:document-meta>
</file>